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</office:automatic-styles>
  <office:body>
    <office:text>
      <text:h text:style-name="Heading_20_3" text:outline-level="3"><text:bookmark-start text:name="movie-reservation-system"/><text:span text:style-name="T1">Movie Reservation System</text:span><text:bookmark-end text:name="movie-reservation-system"/></text:h>
      <text:p text:style-name="First_20_paragraph"><text:span text:style-name="T1">Project Name</text:span>: Movie Reservation System</text:p>
      <text:p text:style-name="Text_20_body"><text:span text:style-name="T1">Authors</text:span>:</text:p>
      <text:list text:style-name="L1">
        <text:list-item>
          <text:p text:style-name="P1">Bozhidar Videnov</text:p>
        </text:list-item>
      </text:list>
      <text:p text:style-name="Horizontal_20_Line"/>
      <text:h text:style-name="Heading_20_3" text:outline-level="3"><text:bookmark-start text:name="id_1-short-project-description-business-needs-and-system-features"/><text:span text:style-name="T1">1. Short Project Description (Business Needs and System Features)</text:span><text:bookmark-end text:name="id_1-short-project-description-business-needs-and-system-features"/></text:h>
      <text:p text:style-name="First_20_paragraph">The Movie Reservation System is a web-based application that allows users to browse movies, check showtimes, and reserve seats at cinemas. The platform enables efficient movie ticket booking and supports different user roles with varied permissions.</text:p>
      <text:p text:style-name="Text_20_body">The <text:span text:style-name="T1">backend</text:span> is developed in Go using:</text:p>
      <text:list text:style-name="L2">
        <text:list-item>
          <text:p text:style-name="P2">Gorilla/Mux for routing</text:p>
        </text:list-item>
        <text:list-item>
          <text:p text:style-name="P2">SQLX for database interactions</text:p>
        </text:list-item>
        <text:list-item>
          <text:p text:style-name="P2">PostgreSQL as the database</text:p>
        </text:list-item>
        <text:list-item>
          <text:p text:style-name="P2">JWT-based authentication for security</text:p>
        </text:list-item>
      </text:list>
      <text:p text:style-name="First_20_paragraph">The <text:span text:style-name="T1">frontend</text:span> is built using React for a dynamic and interactive user experience.</text:p>
      <text:p text:style-name="Text_20_body"><text:span text:style-name="T1">User Roles</text:span>:</text:p>
      <text:list text:style-name="L3">
        <text:list-item>
          <text:p text:style-name="P3"><text:span text:style-name="T1">Admin</text:span>: Manages movies, projections, reservations, and user roles.</text:p>
        </text:list-item>
        <text:list-item>
          <text:p text:style-name="P3"><text:span text:style-name="T1">Movie Theater Worker</text:span>: Manages projections and views reservations.</text:p>
        </text:list-item>
        <text:list-item>
          <text:p text:style-name="P3"><text:span text:style-name="T1">End User</text:span>: Views movies, projections, and makes or cancels reservations.</text:p>
        </text:list-item>
      </text:list>
      <text:p text:style-name="Horizontal_20_Line"/>
      <text:h text:style-name="Heading_20_3" text:outline-level="3"><text:bookmark-start text:name="id_2-main-use-cases--scenarios"/><text:span text:style-name="T1">2. Main Use Cases / Scenarios</text:span><text:bookmark-end text:name="id_2-main-use-cases--scenario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<text:span text:style-name="T1">Use Case Name</text:span></text:p>
            </table:table-cell>
            <table:table-cell table:style-name="TableHeaderRowCell" office:value-type="string">
              <text:p text:style-name="Table_20_Heading"><text:span text:style-name="T1">Brief Description</text:span></text:p>
            </table:table-cell>
            <table:table-cell table:style-name="TableHeaderRowCell" office:value-type="string">
              <text:p text:style-name="Table_20_Heading"><text:span text:style-name="T1">Actors Involved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2.1. User Registration</text:span></text:p>
          </table:table-cell>
          <table:table-cell table:style-name="TableRowCell" office:value-type="string">
            <text:p text:style-name="Table_20_Contents">Users can create a new account.</text:p>
          </table:table-cell>
          <table:table-cell table:style-name="TableRowCell" office:value-type="string">
            <text:p text:style-name="Table_20_Contents">End User</text:p>
          </table:table-cell>
        </table:table-row>
        <table:table-row>
          <table:table-cell table:style-name="TableRowCell" office:value-type="string">
            <text:p text:style-name="Table_20_Contents"><text:span text:style-name="T1">2.2. User Login</text:span></text:p>
          </table:table-cell>
          <table:table-cell table:style-name="TableRowCell" office:value-type="string">
            <text:p text:style-name="Table_20_Contents">Users log in to receive a JWT token for authenticated access.</text:p>
          </table:table-cell>
          <table:table-cell table:style-name="TableRowCell" office:value-type="string">
            <text:p text:style-name="Table_20_Contents">End User, Worker, Admin</text:p>
          </table:table-cell>
        </table:table-row>
        <table:table-row>
          <table:table-cell table:style-name="TableRowCell" office:value-type="string">
            <text:p text:style-name="Table_20_Contents"><text:span text:style-name="T1">2.3. View Movies</text:span></text:p>
          </table:table-cell>
          <table:table-cell table:style-name="TableRowCell" office:value-type="string">
            <text:p text:style-name="Table_20_Contents">Users can browse the list of available movies.</text:p>
          </table:table-cell>
          <table:table-cell table:style-name="TableRowCell" office:value-type="string">
            <text:p text:style-name="Table_20_Contents">End User</text:p>
          </table:table-cell>
        </table:table-row>
        <table:table-row>
          <table:table-cell table:style-name="TableRowCell" office:value-type="string">
            <text:p text:style-name="Table_20_Contents"><text:span text:style-name="T1">2.4. View Projections</text:span></text:p>
          </table:table-cell>
          <table:table-cell table:style-name="TableRowCell" office:value-type="string">
            <text:p text:style-name="Table_20_Contents">Users can check movie showtimes filtered by cinema, movie, or date.</text:p>
          </table:table-cell>
          <table:table-cell table:style-name="TableRowCell" office:value-type="string">
            <text:p text:style-name="Table_20_Contents">End User</text:p>
          </table:table-cell>
        </table:table-row>
        <table:table-row>
          <table:table-cell table:style-name="TableRowCell" office:value-type="string">
            <text:p text:style-name="Table_20_Contents"><text:span text:style-name="T1">2.5. Make Reservation</text:span></text:p>
          </table:table-cell>
          <table:table-cell table:style-name="TableRowCell" office:value-type="string">
            <text:p text:style-name="Table_20_Contents">Users can select seats and book a reservation.</text:p>
          </table:table-cell>
          <table:table-cell table:style-name="TableRowCell" office:value-type="string">
            <text:p text:style-name="Table_20_Contents">End User</text:p>
          </table:table-cell>
        </table:table-row>
        <table:table-row>
          <table:table-cell table:style-name="TableRowCell" office:value-type="string">
            <text:p text:style-name="Table_20_Contents"><text:span text:style-name="T1">2.6. Cancel Reservation</text:span></text:p>
          </table:table-cell>
          <table:table-cell table:style-name="TableRowCell" office:value-type="string">
            <text:p text:style-name="Table_20_Contents">Users can cancel their reservations.</text:p>
          </table:table-cell>
          <table:table-cell table:style-name="TableRowCell" office:value-type="string">
            <text:p text:style-name="Table_20_Contents">End User</text:p>
          </table:table-cell>
        </table:table-row>
        <table:table-row>
          <table:table-cell table:style-name="TableRowCell" office:value-type="string">
            <text:p text:style-name="Table_20_Contents"><text:span text:style-name="T1">2.7. Manage Projections</text:span></text:p>
          </table:table-cell>
          <table:table-cell table:style-name="TableRowCell" office:value-type="string">
            <text:p text:style-name="Table_20_Contents">Movie theater workers or admins can add, update, or delete movie projections.</text:p>
          </table:table-cell>
          <table:table-cell table:style-name="TableRowCell" office:value-type="string">
            <text:p text:style-name="Table_20_Contents">Worker, Admin</text:p>
          </table:table-cell>
        </table:table-row>
        <table:table-row>
          <table:table-cell table:style-name="TableRowCell" office:value-type="string">
            <text:p text:style-name="Table_20_Contents"><text:span text:style-name="T1">2.8. Manage Movies</text:span></text:p>
          </table:table-cell>
          <table:table-cell table:style-name="TableRowCell" office:value-type="string">
            <text:p text:style-name="Table_20_Contents">Admins can add, update, or delete movie details.</text:p>
          </table:table-cell>
          <table:table-cell table:style-name="TableRowCell" office:value-type="string">
            <text:p text:style-name="Table_20_Contents">Admin</text:p>
          </table:table-cell>
        </table:table-row>
        <table:table-row>
          <table:table-cell table:style-name="TableRowCell" office:value-type="string">
            <text:p text:style-name="Table_20_Contents"><text:span text:style-name="T1">2.9. Manage Users</text:span></text:p>
          </table:table-cell>
          <table:table-cell table:style-name="TableRowCell" office:value-type="string">
            <text:p text:style-name="Table_20_Contents">Admins can update user roles, add new users, or deactivate accounts.</text:p>
          </table:table-cell>
          <table:table-cell table:style-name="TableRowCell" office:value-type="string">
            <text:p text:style-name="Table_20_Contents">Admin</text:p>
          </table:table-cell>
        </table:table-row>
      </table:table>
      <text:p text:style-name="Horizontal_20_Line"/>
      <text:h text:style-name="Heading_20_3" text:outline-level="3"><text:bookmark-start text:name="id_3-main-views-frontend---react"/><text:span text:style-name="T1">3. Main Views (Frontend - React)</text:span><text:bookmark-end text:name="id_3-main-views-frontend---react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<text:span text:style-name="T1">View Name</text:span></text:p>
            </table:table-cell>
            <table:table-cell table:style-name="TableHeaderRowCell" office:value-type="string">
              <text:p text:style-name="Table_20_Heading"><text:span text:style-name="T1">Brief Description</text:span></text:p>
            </table:table-cell>
            <table:table-cell table:style-name="TableHeaderRowCell" office:value-type="string">
              <text:p text:style-name="Table_20_Heading"><text:span text:style-name="T1">URI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3.1. Home</text:span></text:p>
          </table:table-cell>
          <table:table-cell table:style-name="TableRowCell" office:value-type="string">
            <text:p text:style-name="Table_20_Contents">Displays an introduction to the system with options to view movies or log in.</text:p>
          </table:table-cell>
          <table:table-cell table:style-name="TableRowCell" office:value-type="string">
            <text:p text:style-name="Table_20_Contents"><text:span text:style-name="Source_Text">/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3.2. Movie List</text:span></text:p>
          </table:table-cell>
          <table:table-cell table:style-name="TableRowCell" office:value-type="string">
            <text:p text:style-name="Table_20_Contents">Shows all available movies with details and links to their projections.</text:p>
          </table:table-cell>
          <table:table-cell table:style-name="TableRowCell" office:value-type="string">
            <text:p text:style-name="Table_20_Contents"><text:span text:style-name="Source_Text">/movies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3.3. Projections</text:span></text:p>
          </table:table-cell>
          <table:table-cell table:style-name="TableRowCell" office:value-type="string">
            <text:p text:style-name="Table_20_Contents">Displays available projections (showtimes) for a selected movie.</text:p>
          </table:table-cell>
          <table:table-cell table:style-name="TableRowCell" office:value-type="string">
            <text:p text:style-name="Table_20_Contents"><text:span text:style-name="Source_Text">/movies/{id}/showtimes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3.4. Reservation Form</text:span></text:p>
          </table:table-cell>
          <table:table-cell table:style-name="TableRowCell" office:value-type="string">
            <text:p text:style-name="Table_20_Contents">Allows users to select seats and book a reservation.</text:p>
          </table:table-cell>
          <table:table-cell table:style-name="TableRowCell" office:value-type="string">
            <text:p text:style-name="Table_20_Contents"><text:span text:style-name="Source_Text">/projections/{id}/book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3.5. User Reservations</text:span></text:p>
          </table:table-cell>
          <table:table-cell table:style-name="TableRowCell" office:value-type="string">
            <text:p text:style-name="Table_20_Contents">Lists all reservations made by the logged-in user.</text:p>
          </table:table-cell>
          <table:table-cell table:style-name="TableRowCell" office:value-type="string">
            <text:p text:style-name="Table_20_Contents"><text:span text:style-name="Source_Text">/profile/reservations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3.6. Manage Movies</text:span></text:p>
          </table:table-cell>
          <table:table-cell table:style-name="TableRowCell" office:value-type="string">
            <text:p text:style-name="Table_20_Contents">Admin-only view for adding, updating, or deleting movies.</text:p>
          </table:table-cell>
          <table:table-cell table:style-name="TableRowCell" office:value-type="string">
            <text:p text:style-name="Table_20_Contents"><text:span text:style-name="Source_Text">/admin/movies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3.7. Manage Projections</text:span></text:p>
          </table:table-cell>
          <table:table-cell table:style-name="TableRowCell" office:value-type="string">
            <text:p text:style-name="Table_20_Contents">Worker/admin view for managing movie showtimes.</text:p>
          </table:table-cell>
          <table:table-cell table:style-name="TableRowCell" office:value-type="string">
            <text:p text:style-name="Table_20_Contents"><text:span text:style-name="Source_Text">/admin/projections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3.8. User Management</text:span></text:p>
          </table:table-cell>
          <table:table-cell table:style-name="TableRowCell" office:value-type="string">
            <text:p text:style-name="Table_20_Contents">Admin-only view for managing user roles and accounts.</text:p>
          </table:table-cell>
          <table:table-cell table:style-name="TableRowCell" office:value-type="string">
            <text:p text:style-name="Table_20_Contents"><text:span text:style-name="Source_Text">/admin/users</text:span></text:p>
          </table:table-cell>
        </table:table-row>
      </table:table>
      <text:p text:style-name="Horizontal_20_Line"/>
      <text:h text:style-name="Heading_20_3" text:outline-level="3"><text:bookmark-start text:name="id_4-api-resources-backend"/><text:span text:style-name="T1">4. API Resources (Backend)</text:span><text:bookmark-end text:name="id_4-api-resources-backend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Table_20_Heading"><text:span text:style-name="T1">API Endpoint</text:span></text:p>
            </table:table-cell>
            <table:table-cell table:style-name="TableHeaderRowCell" office:value-type="string">
              <text:p text:style-name="Table_20_Heading"><text:span text:style-name="T1">Description</text:span></text:p>
            </table:table-cell>
            <table:table-cell table:style-name="TableHeaderRowCell" office:value-type="string">
              <text:p text:style-name="Table_20_Heading"><text:span text:style-name="T1">URI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4.1. User Registration</text:span></text:p>
          </table:table-cell>
          <table:table-cell table:style-name="TableRowCell" office:value-type="string">
            <text:p text:style-name="Table_20_Contents">Handles user signup.</text:p>
          </table:table-cell>
          <table:table-cell table:style-name="TableRowCell" office:value-type="string">
            <text:p text:style-name="Table_20_Contents"><text:span text:style-name="Source_Text">POST /api/auth/register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4.2. User Login</text:span></text:p>
          </table:table-cell>
          <table:table-cell table:style-name="TableRowCell" office:value-type="string">
            <text:p text:style-name="Table_20_Contents">Authenticates users and returns a JWT token.</text:p>
          </table:table-cell>
          <table:table-cell table:style-name="TableRowCell" office:value-type="string">
            <text:p text:style-name="Table_20_Contents"><text:span text:style-name="Source_Text">POST /api/auth/login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4.3. Fetch Movies</text:span></text:p>
          </table:table-cell>
          <table:table-cell table:style-name="TableRowCell" office:value-type="string">
            <text:p text:style-name="Table_20_Contents">Retrieves a list of all movies.</text:p>
          </table:table-cell>
          <table:table-cell table:style-name="TableRowCell" office:value-type="string">
            <text:p text:style-name="Table_20_Contents"><text:span text:style-name="Source_Text">GET /api/movies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4.4. Manage Movies</text:span></text:p>
          </table:table-cell>
          <table:table-cell table:style-name="TableRowCell" office:value-type="string">
            <text:p text:style-name="Table_20_Contents">CRUD operations for movies (admin only).</text:p>
          </table:table-cell>
          <table:table-cell table:style-name="TableRowCell" office:value-type="string">
            <text:p text:style-name="Table_20_Contents"><text:span text:style-name="Source_Text">POST/PUT/DELETE /api/movies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4.5. Fetch Projections</text:span></text:p>
          </table:table-cell>
          <table:table-cell table:style-name="TableRowCell" office:value-type="string">
            <text:p text:style-name="Table_20_Contents">Retrieves projections filtered by movie, cinema, or date.</text:p>
          </table:table-cell>
          <table:table-cell table:style-name="TableRowCell" office:value-type="string">
            <text:p text:style-name="Table_20_Contents"><text:span text:style-name="Source_Text">GET /api/projections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4.6. Manage Projections</text:span></text:p>
          </table:table-cell>
          <table:table-cell table:style-name="TableRowCell" office:value-type="string">
            <text:p text:style-name="Table_20_Contents">CRUD operations for projections (worker/admin).</text:p>
          </table:table-cell>
          <table:table-cell table:style-name="TableRowCell" office:value-type="string">
            <text:p text:style-name="Table_20_Contents"><text:span text:style-name="Source_Text">POST/PUT/DELETE /api/projections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4.7. Make Reservation</text:span></text:p>
          </table:table-cell>
          <table:table-cell table:style-name="TableRowCell" office:value-type="string">
            <text:p text:style-name="Table_20_Contents">Users can book seats for a projection.</text:p>
          </table:table-cell>
          <table:table-cell table:style-name="TableRowCell" office:value-type="string">
            <text:p text:style-name="Table_20_Contents"><text:span text:style-name="Source_Text">POST /api/reservations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4.8. View Reservations</text:span></text:p>
          </table:table-cell>
          <table:table-cell table:style-name="TableRowCell" office:value-type="string">
            <text:p text:style-name="Table_20_Contents">Fetch reservations for the logged-in user.</text:p>
          </table:table-cell>
          <table:table-cell table:style-name="TableRowCell" office:value-type="string">
            <text:p text:style-name="Table_20_Contents"><text:span text:style-name="Source_Text">GET /api/reservations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4.9. Cancel Reservation</text:span></text:p>
          </table:table-cell>
          <table:table-cell table:style-name="TableRowCell" office:value-type="string">
            <text:p text:style-name="Table_20_Contents">Users can cancel their reservation.</text:p>
          </table:table-cell>
          <table:table-cell table:style-name="TableRowCell" office:value-type="string">
            <text:p text:style-name="Table_20_Contents"><text:span text:style-name="Source_Text">DELETE /api/reservations/{id}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4.10. Manage Users</text:span></text:p>
          </table:table-cell>
          <table:table-cell table:style-name="TableRowCell" office:value-type="string">
            <text:p text:style-name="Table_20_Contents">Admin-only: CRUD operations for managing users and roles.</text:p>
          </table:table-cell>
          <table:table-cell table:style-name="TableRowCell" office:value-type="string">
            <text:p text:style-name="Table_20_Contents"><text:span text:style-name="Source_Text">GET/POST/PUT/DELETE /api/users</text:span></text:p>
          </table:table-cell>
        </table:table-row>
      </table:table>
      <text:p text:style-name="Horizontal_20_Line"/>
      <text:p text:style-name="First_20_paragraph">This document outlines the architecture, features, and API resources for your movie reservation system with React as the frontend framework. Let me know if you’d like any modifications! 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5</meta:generator>
    <dc:title/>
    <dc:description/>
    <dc:subject/>
    <meta:keyword/>
    <meta:initial-creator/>
    <dc:creator/>
    <meta:creation-date>1970-01-01T00:00:00Z</meta:creation-date>
    <dc:date>1970-01-01T00:00:00Z</dc:date>
  </office:meta>
</office:document-meta>
</file>